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93cm" table:align="center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.68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00%"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0000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Contents_20_1">
      <style:paragraph-properties>
        <style:tab-stops>
          <style:tab-stop style:position="0cm"/>
          <style:tab-stop style:position="17.3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0cm"/>
          <style:tab-stop style:position="16.79cm" style:type="right" style:leader-style="dotted" style:leader-text="."/>
        </style:tab-stops>
      </style:paragraph-properties>
    </style:style>
    <style:style style:name="P20" style:family="paragraph" style:parent-style-name="Text_20_body" style:master-page-name="First_20_Page">
      <style:paragraph-properties style:page-number="auto"/>
    </style:style>
    <style:style style:name="P21" style:family="paragraph" style:parent-style-name="Text_20_body" style:master-page-name="Standard">
      <style:paragraph-properties style:page-number="1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 style:list-style-name="L3">
      <style:paragraph-properties fo:text-align="center" style:justify-single-word="false"/>
    </style:style>
    <style:style style:name="P24" style:family="paragraph" style:parent-style-name="Table_20_Contents" style:list-style-name="L3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Software Test Procedure</text:p>
      <text:p text:style-name="P6"/>
      <text:p text:style-name="P7"><text:title>HURegistration Dialog</text:title></text:p>
      <text:p text:style-name="P5">Volume <text:user-defined style:data-style-name="N0" text:name="Volume">1.0.0</text:user-defined></text:p>
      <text:p text:style-name="P5">Version 1.0.0</text:p>
      <text:p text:style-name="P5"/>
      <text:p text:style-name="P5">Date <text:s/><text:date style:data-style-name="N75" text:date-value="2019-04-20T16:54:15.65">Apr 20, 2019</text:date></text:p>
      <text:p text:style-name="P5"/>
      <text:p text:style-name="P5"/>
      <text:p text:style-name="P5"/>
      <text:p text:style-name="P5"/>
      <text:p text:style-name="P5"/>
      <text:p text:style-name="P5"/>
      <text:p text:style-name="P5">Hew Lines VA7HU</text:p>
      <text:p text:style-name="P3"/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1<text:tab/>Introduction<text:tab/>1</text:p>
          <text:p text:style-name="P18">2<text:tab/>Setup<text:tab/>1</text:p>
          <text:p text:style-name="P18">3<text:tab/>Initial Program Launch with NO .ini file.<text:tab/>1</text:p>
          <text:p text:style-name="P19">3.1<text:tab/>Appendix 1<text:tab/>3</text:p>
          <text:p text:style-name="P19">3.2<text:tab/>Appendix 2<text:tab/>3</text:p>
        </text:index-body>
      </text:table-of-content>
      <text:p text:style-name="Text_20_body"/>
      <text:p text:style-name="P21"/>
      <text:h text:style-name="Heading_20_1" text:outline-level="1">Introduction</text:h>
      <text:p text:style-name="Text_20_body">This document contains the complete suite of Software Test Procedures for the HURegistration <text:s/>Dialog Box.</text:p>
      <text:h text:style-name="Heading_20_1" text:outline-level="1">Setup</text:h>
      <text:p text:style-name="Text_20_body">This section details setup procedures that are required before commencing the complete test suite.</text:p>
      <text:p text:style-name="Text_20_body">The folllowing modules must be available in the application:</text:p>
      <text:p text:style-name="P13">HUConstants; and,</text:p>
      <text:p text:style-name="P13">HUValidation.</text:p>
      <text:p text:style-name="P15">Delete the Files:</text:p>
      <text:p text:style-name="P13">C;/Users/Hew/AppData/Roaming/RVMasterLog directory. This will also delete all Subdirectories; and,</text:p>
      <text:p text:style-name="P13">HURVMasterLog.ini. If necessary, rename or save the current .ini file so it can be reloaded upon completion of the test suite if needed..</text:p>
      <text:h text:style-name="Heading_20_1" text:outline-level="1">Initial Program Launch with No User Files and .ini file.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1">Pass</text:p>
            </table:table-cell>
          </table:table-row>
        </table:table-header-rows>
        <table:table-row table:style-name="Table1.1">
          <table:table-cell table:style-name="Table1.A2" office:value-type="string">
            <text:list xml:id="list5940605365587251349" text:style-name="L3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list xml:id="list36736868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INITIAL DISPLA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60716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6737837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2535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7740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7298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5819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button to dismiss the HUNagScreen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7399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2528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0662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is blu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9960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only displays the text “RVMasterLog.exe” on the lef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2260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ion Dialog box contains a memo box containing the text cstrMemoTex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8350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ion Dialog box contains three buttons along the bottom of the dialog box in the following order: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8488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Help&gt; button on the left that is dis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3720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Get Key&gt; button to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9796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Cancel&gt; button on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6108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Ensure the &lt;Get Key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5601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9462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TAB ORDER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62253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6800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4162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No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9570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9160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Help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5993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3820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>Ensure the &lt;Yes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6563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3067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FUNCTIONALITY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6732741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7464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2">Select the &lt;Help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4567" text:continue-numbering="true" text:style-name="L3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12">Ensure the Help File Information message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0480" text:continue-numbering="true" text:style-name="L3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8">Dismiss the <text:s/><text:span text:style-name="T1">Help File Information message.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2647" text:continue-numbering="true" text:style-name="L3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9818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62317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t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1819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Cancel&gt; button to dismiss the <text:s/>HURegistration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7118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xxx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5193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5031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3506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6">Delete the C;/Users/Hew/AppData/Roaming/RVMasterLog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9972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Delete the current .ini fil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62476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62319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4549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3035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63436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9854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5581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5701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No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37126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Register Later message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4986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gister Later <text:s/>message.</text:p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list xml:id="list36740614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41811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751586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END OF TEST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6740832" text:continue-numbering="true" text:style-name="L3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>These are the different appendices</text:p>
      <text:h text:style-name="Heading_20_2" text:outline-level="2">Appendix 1</text:h>
      <text:p text:style-name="Text_20_body"/>
      <text:h text:style-name="Heading_20_2" text:outline-level="2">Appendix 2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fo:orphans="2" fo:widows="2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199cm" fo:margin-bottom="0.6cm" style:page-number="auto"/>
      <style:text-properties style:font-name="Garamond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/>
      <style:text-properties style:font-name="Garamond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801cm" fo:margin-right="0cm" fo:margin-top="0.4cm" fo:margin-bottom="0cm" fo:text-indent="-0.801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799cm" fo:margin-right="0cm" fo:margin-top="0.199cm" fo:margin-bottom="0cm" fo:text-indent="-1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HURegistration Dialog</text:title></text:p>
      </style:header>
      <style:footer>
        <text:p text:style-name="MP2">Page <text:page-number text:select-page="current">4</text:page-number> of <text:page-count>6</text:page-count> <text:s/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editing-duration>PT3H14M19S</meta:editing-duration>
    <meta:editing-cycles>73</meta:editing-cycles>
    <dc:title>HURegistration Dialog</dc:title>
    <meta:creation-date>2019-04-03T17:35:45.61</meta:creation-date>
    <meta:initial-creator>Hew Lines</meta:initial-creator>
    <dc:date>2019-04-20T16:54:15.40</dc:date>
    <dc:creator>Hew Lines</dc:creator>
    <meta:document-statistic meta:table-count="1" meta:image-count="0" meta:object-count="0" meta:page-count="6" meta:paragraph-count="75" meta:word-count="489" meta:character-count="3032"/>
    <meta:user-defined meta:name="Title">HURegistration Dialog</meta:user-defined>
    <meta:user-defined meta:name="Volume">1.0.0</meta:user-defined>
  </office:meta>
</office:document-meta>
</file>